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7.288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0.349cm"/>
    </style:style>
    <style:style style:name="co8" style:family="table-column">
      <style:table-column-properties fo:break-before="auto" style:column-width="19.306cm"/>
    </style:style>
    <style:style style:name="co9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1.729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355cm" fo:break-before="auto" style:use-optimal-row-height="false"/>
    </style:style>
    <style:style style:name="ta1" style:family="table" style:master-page-name="PageStyle_5f_IT_20_Risk_20_Assessment_20_Matrix">
      <style:table-properties table:display="true" style:writing-mode="lr-tb" table:tab-color="#f2f2f2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bfbfbf" style:direction="ltr" style:rotation-angle="27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27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/>
    </style:style>
    <style:style style:name="ce26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TRUSTED INSIDER&quot;;[.D8]))))" style:apply-style-name="ConditionalStyle_5f_3" style:base-cell-address="'IT Risk Assessment Matrix'.D8"/>
      <style:map style:condition="is-true-formula(NOT(ISERROR(SEARCH(&quot;INSIDER&quot;;[.D8]))))" style:apply-style-name="ConditionalStyle_5f_2" style:base-cell-address="'IT Risk Assessment Matrix'.D8"/>
      <style:map style:condition="is-true-formula(NOT(ISERROR(SEARCH(&quot;EXTERNAL&quot;;[.D8]))))" style:apply-style-name="ConditionalStyle_5f_1" style:base-cell-address="'IT Risk Assessment Matrix'.D8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TRUSTED INSIDER&quot;;[.D8]))))" style:apply-style-name="ConditionalStyle_5f_3" style:base-cell-address="'IT Risk Assessment Matrix'.D8"/>
      <style:map style:condition="is-true-formula(NOT(ISERROR(SEARCH(&quot;INSIDER&quot;;[.D8]))))" style:apply-style-name="ConditionalStyle_5f_2" style:base-cell-address="'IT Risk Assessment Matrix'.D8"/>
      <style:map style:condition="is-true-formula(NOT(ISERROR(SEARCH(&quot;EXTERNAL&quot;;[.D8]))))" style:apply-style-name="ConditionalStyle_5f_1" style:base-cell-address="'IT Risk Assessment Matrix'.D8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37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1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2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4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5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6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7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8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NTOLERABLE&quot;;[.E6]))))" style:apply-style-name="ConditionalStyle_5f_18" style:base-cell-address="'IT Risk Assessment Matrix'.E6"/>
      <style:map style:condition="is-true-formula(NOT(ISERROR(SEARCH(&quot;UNDESIRABLE&quot;;[.E6]))))" style:apply-style-name="ConditionalStyle_5f_17" style:base-cell-address="'IT Risk Assessment Matrix'.E6"/>
      <style:map style:condition="is-true-formula(NOT(ISERROR(SEARCH(&quot;TOLERABLE&quot;;[.E6]))))" style:apply-style-name="ConditionalStyle_5f_16" style:base-cell-address="'IT Risk Assessment Matrix'.E6"/>
      <style:map style:condition="is-true-formula(NOT(ISERROR(SEARCH(&quot;ACCEPTABLE&quot;;[.E6]))))" style:apply-style-name="ConditionalStyle_5f_15" style:base-cell-address="'IT Risk Assessment Matrix'.E6"/>
    </style:style>
    <style:style style:name="ce49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2" style:family="table-cell" style:parent-style-name="Excel_20_Built-in_20_Normal">
      <style:table-cell-properties fo:background-color="#579d1c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4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5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6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7" style:family="table-cell" style:parent-style-name="Excel_20_Built-in_20_Normal">
      <style:table-cell-properties fo:background-color="#00a933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IMPROBABLE&quot;;[.F6]))))" style:apply-style-name="ConditionalStyle_5f_14" style:base-cell-address="'IT Risk Assessment Matrix'.F6"/>
      <style:map style:condition="is-true-formula(NOT(ISERROR(SEARCH(&quot;POSSIBLE&quot;;[.F6]))))" style:apply-style-name="ConditionalStyle_5f_13" style:base-cell-address="'IT Risk Assessment Matrix'.F6"/>
      <style:map style:condition="is-true-formula(NOT(ISERROR(SEARCH(&quot;PROBABLE&quot;;[.F6]))))" style:apply-style-name="ConditionalStyle_5f_12" style:base-cell-address="'IT Risk Assessment Matrix'.F6"/>
    </style:style>
    <style:style style:name="ce58" style:family="table-cell" style:parent-style-name="Excel_20_Built-in_20_Hyperlink" style:data-style-name="N10000">
      <style:table-cell-properties fo:background-color="#00a93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/>
    </style:style>
    <style:style style:name="ce24" style:family="table-cell" style:parent-style-name="Excel_20_Built-in_20_Hyperlink" style:data-style-name="N10000">
      <style:table-cell-properties fo:background-color="#ff420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/>
    </style:style>
    <style:style style:name="ce6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4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5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G6]))))" style:apply-style-name="ConditionalStyle_5f_7" style:base-cell-address="'IT Risk Assessment Matrix'.G6"/>
      <style:map style:condition="is-true-formula(NOT(ISERROR(SEARCH(&quot;MEDIUM&quot;;[.G6]))))" style:apply-style-name="ConditionalStyle_5f_6" style:base-cell-address="'IT Risk Assessment Matrix'.G6"/>
      <style:map style:condition="is-true-formula(NOT(ISERROR(SEARCH(&quot;HIGH&quot;;[.G6]))))" style:apply-style-name="ConditionalStyle_5f_5" style:base-cell-address="'IT Risk Assessment Matrix'.G6"/>
      <style:map style:condition="is-true-formula(NOT(ISERROR(SEARCH(&quot;EXTREME&quot;;[.G6]))))" style:apply-style-name="ConditionalStyle_5f_4" style:base-cell-address="'IT Risk Assessment Matrix'.G6"/>
    </style:style>
    <style:style style:name="ce66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6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69" style:family="table-cell" style:parent-style-name="Excel_20_Built-in_20_Normal">
      <style:table-cell-properties fo:background-color="#579d1c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1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2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3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center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4" style:family="table-cell" style:parent-style-name="Excel_20_Built-in_20_Hyperlink" style:data-style-name="N10000">
      <style:table-cell-properties fo:background-color="#ff420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normal" style:font-size-asian="22pt" style:font-style-asian="normal" style:font-weight-asian="normal" style:font-name-complex="Century Gothic1" style:font-size-complex="22pt" style:font-style-complex="normal" style:font-weight-complex="normal"/>
    </style:style>
    <style:style style:name="ce75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6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77" style:family="table-cell" style:parent-style-name="Excel_20_Built-in_20_Normal">
      <style:table-cell-properties fo:background-color="#ff420e" style:diagonal-bl-tr="none" style:diagonal-tl-br="none" style:text-align-source="fix" style:repeat-content="false" fo:wrap-option="wrap" fo:border="0.99pt solid #bfbfbf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  <style:map style:condition="is-true-formula(NOT(ISERROR(SEARCH(&quot;LOW&quot;;[.H6]))))" style:apply-style-name="ConditionalStyle_5f_11" style:base-cell-address="'IT Risk Assessment Matrix'.H6"/>
      <style:map style:condition="is-true-formula(NOT(ISERROR(SEARCH(&quot;MEDIUM&quot;;[.H6]))))" style:apply-style-name="ConditionalStyle_5f_10" style:base-cell-address="'IT Risk Assessment Matrix'.H6"/>
      <style:map style:condition="is-true-formula(NOT(ISERROR(SEARCH(&quot;HIGH&quot;;[.H6]))))" style:apply-style-name="ConditionalStyle_5f_9" style:base-cell-address="'IT Risk Assessment Matrix'.H6"/>
      <style:map style:condition="is-true-formula(NOT(ISERROR(SEARCH(&quot;EXTREME&quot;;[.H6]))))" style:apply-style-name="ConditionalStyle_5f_8" style:base-cell-address="'IT Risk Assessment Matrix'.H6"/>
    </style:style>
    <style:style style:name="ce38" style:family="table-cell" style:parent-style-name="Excel_20_Built-in_20_Hyperlink" style:data-style-name="N10000">
      <style:table-cell-properties fo:background-color="#ff420e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normal" style:font-size-asian="22pt" style:font-style-asian="normal" style:font-weight-asian="normal" style:font-name-complex="Century Gothic1" style:font-size-complex="22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T1" style:family="text">
      <style:text-properties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IT Risk Assessment Matrix'.E1">
          <table:error-message table:message-type="warning" table:display="true"/>
        </table:content-validation>
      </table:content-validations>
      <table:table table:name="IT Risk Assessment Matrix" table:style-name="ta1" table:print-ranges="'IT Risk Assessment Matrix'.B1:'IT Risk Assessment Matrix'.K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1002" table:default-cell-style-name="ce1"/>
        <table:table-row table:style-name="ro1">
          <table:table-cell table:style-name="Default" table:content-validation-name="val1"/>
          <table:table-cell table:style-name="ce2" table:content-validation-name="val1" office:value-type="string" calcext:value-type="string">
            <text:p>IMS Assignment Risk Matrix <text:s/>- Sehun Babatunde</text:p>
          </table:table-cell>
          <table:table-cell table:style-name="Default" table:content-validation-name="val1" table:number-columns-repeated="1022"/>
        </table:table-row>
        <table:table-row table:style-name="ro2">
          <table:table-cell table:content-validation-name="val1"/>
          <table:table-cell table:style-name="Default" table:number-columns-repeated="3"/>
          <table:table-cell table:style-name="ce6" office:value-type="string" calcext:value-type="string">
            <text:p><text:s text:c="7"/>Potential Consequences </text:p>
          </table:table-cell>
          <table:table-cell table:style-name="Default" table:number-columns-repeated="4"/>
          <table:table-cell table:style-name="Default" table:content-validation-name="val1" table:number-columns-repeated="18"/>
          <table:table-cell table:content-validation-name="val1" table:number-columns-repeated="997"/>
        </table:table-row>
        <table:table-row table:style-name="ro2">
          <table:table-cell table:content-validation-name="val1"/>
          <table:table-cell table:style-name="Default" table:number-columns-repeated="8"/>
          <table:table-cell table:style-name="Default" table:content-validation-name="val1" table:number-columns-repeated="18"/>
          <table:table-cell table:content-validation-name="val1" table:number-columns-repeated="997"/>
        </table:table-row>
        <table:table-row table:style-name="ro2">
          <table:table-cell table:content-validation-name="val1"/>
          <table:table-cell table:style-name="ce3" table:content-validation-name="val1" office:value-type="string" calcext:value-type="string" table:number-columns-spanned="1" table:number-rows-spanned="10">
            <text:p>Likelihood </text:p>
          </table:table-cell>
          <table:table-cell table:style-name="ce6" office:value-type="string" calcext:value-type="string">
            <text:p><text:s text:c="39"/></text:p>
          </table:table-cell>
          <table:table-cell table:style-name="Default"/>
          <table:table-cell table:style-name="Default" table:content-validation-name="val1" table:number-columns-repeated="5"/>
          <table:table-cell table:style-name="ce17" table:content-validation-name="val1"/>
          <table:table-cell table:style-name="Default" table:content-validation-name="val1" table:number-columns-repeated="17"/>
          <table:table-cell table:content-validation-name="val1" table:number-columns-repeated="997"/>
        </table:table-row>
        <table:table-row table:style-name="ro2">
          <table:table-cell table:content-validation-name="val1"/>
          <table:covered-table-cell table:style-name="ce21" table:content-validation-name="val1"/>
          <table:table-cell table:style-name="Default" table:number-columns-repeated="2"/>
          <table:table-cell table:style-name="ce10" office:value-type="string" calcext:value-type="string" table:number-columns-spanned="1" table:number-rows-spanned="2">
            <text:p>1. Github</text:p>
          </table:table-cell>
          <table:table-cell table:style-name="ce14" table:content-validation-name="val1" office:value-type="string" calcext:value-type="string" table:number-columns-spanned="1" table:number-rows-spanned="2">
            <text:p>5. Stuck on a problem</text:p>
          </table:table-cell>
          <table:table-cell table:style-name="ce14" table:content-validation-name="val1" office:value-type="string" calcext:value-type="string" table:number-columns-spanned="1" table:number-rows-spanned="2">
            <text:p>2. Development Computer</text:p>
          </table:table-cell>
          <table:table-cell table:style-name="Default" table:content-validation-name="val1" table:number-columns-repeated="2"/>
          <table:table-cell table:style-name="ce16" table:content-validation-name="val1"/>
          <table:table-cell table:style-name="Default" table:content-validation-name="val1" table:number-columns-repeated="17"/>
          <table:table-cell table:content-validation-name="val1" table:number-columns-repeated="997"/>
        </table:table-row>
        <table:table-row table:style-name="ro2">
          <table:table-cell table:content-validation-name="val1"/>
          <table:covered-table-cell table:style-name="ce15" table:content-validation-name="val1"/>
          <table:table-cell table:style-name="Default" table:number-columns-repeated="2"/>
          <table:covered-table-cell table:style-name="ce11"/>
          <table:covered-table-cell table:style-name="ce37" table:content-validation-name="val1"/>
          <table:covered-table-cell table:style-name="ce50" table:content-validation-name="val1"/>
          <table:table-cell table:style-name="ce60" table:content-validation-name="val1" office:value-type="string" calcext:value-type="string">
            <text:p>6.Time Management </text:p>
          </table:table-cell>
          <table:table-cell table:style-name="ce66" table:content-validation-name="val1" office:value-type="string" calcext:value-type="string">
            <text:p>3.Covid / other <text:s/>illnesses</text:p>
          </table:table-cell>
          <table:table-cell table:style-name="ce17" table:content-validation-name="val1"/>
          <table:table-cell table:style-name="Default" table:content-validation-name="val1" table:number-columns-repeated="17"/>
          <table:table-cell table:content-validation-name="val1" table:number-columns-repeated="997"/>
        </table:table-row>
        <table:table-row table:style-name="ro2">
          <table:table-cell table:content-validation-name="val1"/>
          <table:covered-table-cell table:style-name="ce21" table:content-validation-name="val1"/>
          <table:table-cell table:style-name="Default" table:number-columns-repeated="2"/>
          <table:table-cell table:style-name="ce16" table:content-validation-name="val1" office:value-type="string" calcext:value-type="string">
            <text:p>Not Significant </text:p>
          </table:table-cell>
          <table:table-cell table:style-name="ce40" table:content-validation-name="val1" office:value-type="string" calcext:value-type="string">
            <text:p>Minor </text:p>
          </table:table-cell>
          <table:table-cell table:style-name="ce51" table:content-validation-name="val1" office:value-type="string" calcext:value-type="string">
            <text:p>Moderate</text:p>
          </table:table-cell>
          <table:table-cell table:style-name="ce61" table:content-validation-name="val1" office:value-type="string" calcext:value-type="string">
            <text:p>Major</text:p>
          </table:table-cell>
          <table:table-cell table:style-name="ce67" table:content-validation-name="val1" office:value-type="string" calcext:value-type="string">
            <text:p>Severe </text:p>
          </table:table-cell>
          <table:table-cell table:style-name="ce16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Expected to occur regularly under normal circumstances </text:p>
          </table:table-cell>
          <table:table-cell table:style-name="ce26" table:content-validation-name="val1" office:value-type="string" calcext:value-type="string" table:number-columns-spanned="1" table:number-rows-spanned="2">
            <text:p>Almost Certain </text:p>
          </table:table-cell>
          <table:table-cell table:style-name="ce33" table:content-validation-name="val1" office:value-type="string" calcext:value-type="string" table:number-columns-spanned="1" table:number-rows-spanned="2">
            <text:p>Low</text:p>
          </table:table-cell>
          <table:table-cell table:style-name="ce46" table:content-validation-name="val1" office:value-type="string" calcext:value-type="string" table:number-columns-spanned="1" table:number-rows-spanned="2">
            <text:p>Medium</text:p>
          </table:table-cell>
          <table:table-cell table:style-name="ce52" table:content-validation-name="val1" office:value-type="string" calcext:value-type="string" table:number-columns-spanned="1" table:number-rows-spanned="2">
            <text:p>Low</text:p>
          </table:table-cell>
          <table:table-cell table:style-name="ce64" table:content-validation-name="val1" office:value-type="string" calcext:value-type="string" table:number-columns-spanned="1" table:number-rows-spanned="2">
            <text:p>Medium</text:p>
          </table:table-cell>
          <table:table-cell table:style-name="ce68" table:content-validation-name="val1" office:value-type="string" calcext:value-type="string" table:number-columns-spanned="1" table:number-rows-spanned="2">
            <text:p>Low</text:p>
          </table:table-cell>
          <table:table-cell table:style-name="ce17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33" table:content-validation-name="val1"/>
          <table:covered-table-cell table:style-name="ce43" table:content-validation-name="val1"/>
          <table:covered-table-cell table:style-name="ce53" table:content-validation-name="val1"/>
          <table:covered-table-cell table:style-name="ce63" table:content-validation-name="val1"/>
          <table:covered-table-cell table:style-name="ce69" table:content-validation-name="val1"/>
          <table:table-cell table:style-name="ce16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Expected to occur at some time <text:s/></text:p>
          </table:table-cell>
          <table:table-cell table:style-name="ce26" table:content-validation-name="val1" office:value-type="string" calcext:value-type="string" table:number-columns-spanned="1" table:number-rows-spanned="2">
            <text:p>Likely</text:p>
          </table:table-cell>
          <table:table-cell table:style-name="ce33" table:content-validation-name="val1" office:value-type="string" calcext:value-type="string" table:number-columns-spanned="1" table:number-rows-spanned="2">
            <text:p>Low</text:p>
          </table:table-cell>
          <table:table-cell table:style-name="ce41" table:content-validation-name="val1" office:value-type="string" calcext:value-type="string" table:number-columns-spanned="1" table:number-rows-spanned="2">
            <text:p>High</text:p>
          </table:table-cell>
          <table:table-cell table:style-name="ce52" table:content-validation-name="val1" office:value-type="string" calcext:value-type="string" table:number-columns-spanned="1" table:number-rows-spanned="2">
            <text:p>Low</text:p>
          </table:table-cell>
          <table:table-cell table:style-name="ce65" table:content-validation-name="val1" office:value-type="string" calcext:value-type="string" table:number-columns-spanned="1" table:number-rows-spanned="2">
            <text:p>High</text:p>
          </table:table-cell>
          <table:table-cell table:style-name="ce68" table:content-validation-name="val1" office:value-type="string" calcext:value-type="string" table:number-columns-spanned="1" table:number-rows-spanned="2">
            <text:p>Low</text:p>
          </table:table-cell>
          <table:table-cell table:style-name="ce17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33" table:content-validation-name="val1"/>
          <table:covered-table-cell table:style-name="ce47" table:content-validation-name="val1"/>
          <table:covered-table-cell table:style-name="ce53" table:content-validation-name="val1"/>
          <table:covered-table-cell table:style-name="ce63" table:content-validation-name="val1"/>
          <table:covered-table-cell table:style-name="ce70" table:content-validation-name="val1"/>
          <table:table-cell table:style-name="ce16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May occur at some time </text:p>
          </table:table-cell>
          <table:table-cell table:style-name="ce26" table:content-validation-name="val1" office:value-type="string" calcext:value-type="string" table:number-columns-spanned="1" table:number-rows-spanned="2">
            <text:p>Possible </text:p>
          </table:table-cell>
          <table:table-cell table:style-name="ce33" table:content-validation-name="val1" office:value-type="string" calcext:value-type="string" table:number-columns-spanned="1" table:number-rows-spanned="2">
            <text:p>Low</text:p>
          </table:table-cell>
          <table:table-cell table:style-name="ce41" table:content-validation-name="val1" office:value-type="string" calcext:value-type="string" table:number-columns-spanned="1" table:number-rows-spanned="2">
            <text:p>High</text:p>
          </table:table-cell>
          <table:table-cell table:style-name="ce54" table:content-validation-name="val1" office:value-type="string" calcext:value-type="string" table:number-columns-spanned="1" table:number-rows-spanned="2">
            <text:p>Medium </text:p>
          </table:table-cell>
          <table:table-cell table:style-name="ce65" table:content-validation-name="val1" office:value-type="string" calcext:value-type="string" table:number-columns-spanned="1" table:number-rows-spanned="2">
            <text:p>High</text:p>
          </table:table-cell>
          <table:table-cell table:style-name="ce75" table:content-validation-name="val1" office:value-type="string" calcext:value-type="string" table:number-columns-spanned="1" table:number-rows-spanned="3">
            <text:p>Medium </text:p>
          </table:table-cell>
          <table:table-cell table:style-name="ce17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33" table:content-validation-name="val1"/>
          <table:covered-table-cell table:style-name="ce45" table:content-validation-name="val1"/>
          <table:covered-table-cell table:style-name="ce55" table:content-validation-name="val1"/>
          <table:covered-table-cell table:style-name="ce63" table:content-validation-name="val1"/>
          <table:covered-table-cell table:style-name="ce76" table:content-validation-name="val1"/>
          <table:table-cell table:style-name="ce16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table-cell table:style-name="ce17" table:content-validation-name="val1"/>
          <table:table-cell table:style-name="ce27" table:content-validation-name="val1" office:value-type="string" calcext:value-type="string" table:number-columns-spanned="1" table:number-rows-spanned="2">
            <text:p>Not likely to occur in normal circumstances </text:p>
          </table:table-cell>
          <table:table-cell table:style-name="ce26" table:content-validation-name="val1" office:value-type="string" calcext:value-type="string" table:number-columns-spanned="1" table:number-rows-spanned="2">
            <text:p>Unlikely</text:p>
          </table:table-cell>
          <table:table-cell table:style-name="ce13" table:content-validation-name="val1" office:value-type="string" calcext:value-type="string" table:number-columns-spanned="1" table:number-rows-spanned="2">
            <text:p>Medium</text:p>
          </table:table-cell>
          <table:table-cell table:style-name="ce48" table:content-validation-name="val1" office:value-type="string" calcext:value-type="string" table:number-columns-spanned="1" table:number-rows-spanned="2">
            <text:p>Low</text:p>
          </table:table-cell>
          <table:table-cell table:style-name="ce54" table:content-validation-name="val1" office:value-type="string" calcext:value-type="string" table:number-columns-spanned="1" table:number-rows-spanned="2">
            <text:p>Medium </text:p>
          </table:table-cell>
          <table:table-cell table:style-name="ce65" table:content-validation-name="val1" office:value-type="string" calcext:value-type="string" table:number-columns-spanned="1" table:number-rows-spanned="2">
            <text:p>Low</text:p>
          </table:table-cell>
          <table:covered-table-cell table:style-name="ce76" table:content-validation-name="val1"/>
          <table:table-cell table:style-name="ce17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2">
          <table:table-cell table:content-validation-name="val1"/>
          <table:table-cell table:style-name="ce16" table:content-validation-name="val1"/>
          <table:covered-table-cell table:style-name="ce21" table:content-validation-name="val1"/>
          <table:covered-table-cell table:style-name="ce28" table:content-validation-name="val1"/>
          <table:covered-table-cell table:style-name="ce21" table:content-validation-name="val1"/>
          <table:covered-table-cell table:style-name="ce43" table:content-validation-name="val1"/>
          <table:covered-table-cell table:style-name="ce55" table:content-validation-name="val1"/>
          <table:covered-table-cell table:style-name="ce63" table:content-validation-name="val1"/>
          <table:table-cell table:style-name="ce77" table:content-validation-name="val1" office:value-type="string" calcext:value-type="string" table:number-columns-spanned="1" table:number-rows-spanned="2">
            <text:p>Medium </text:p>
          </table:table-cell>
          <table:table-cell table:style-name="ce16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3">
          <table:table-cell table:content-validation-name="val1"/>
          <table:table-cell table:style-name="ce17" table:content-validation-name="val1"/>
          <table:table-cell table:style-name="ce27" table:content-validation-name="val1" office:value-type="string" calcext:value-type="string" table:number-columns-spanned="1" table:number-rows-spanned="2">
            <text:p>Could happen, but probably never will </text:p>
          </table:table-cell>
          <table:table-cell table:style-name="ce26" table:content-validation-name="val1" office:value-type="string" calcext:value-type="string" table:number-columns-spanned="1" table:number-rows-spanned="2">
            <text:p>Rare</text:p>
          </table:table-cell>
          <table:table-cell table:style-name="ce13" table:content-validation-name="val1" office:value-type="string" calcext:value-type="string" table:number-columns-spanned="1" table:number-rows-spanned="2">
            <text:p>Medium</text:p>
          </table:table-cell>
          <table:table-cell table:style-name="ce44" table:content-validation-name="val1" office:value-type="string" calcext:value-type="string" table:number-columns-spanned="1" table:number-rows-spanned="2">
            <text:p>Low</text:p>
          </table:table-cell>
          <table:table-cell table:style-name="ce54" table:content-validation-name="val1" office:value-type="string" calcext:value-type="string" table:number-columns-spanned="1" table:number-rows-spanned="2">
            <text:p>Medium</text:p>
          </table:table-cell>
          <table:table-cell table:style-name="ce65" table:content-validation-name="val1" office:value-type="string" calcext:value-type="string" table:number-columns-spanned="1" table:number-rows-spanned="2">
            <text:p>Low</text:p>
          </table:table-cell>
          <table:covered-table-cell table:style-name="ce76" table:content-validation-name="val1"/>
          <table:table-cell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1">
          <table:table-cell table:content-validation-name="val1"/>
          <table:table-cell table:style-name="Default" table:content-validation-name="val1"/>
          <table:covered-table-cell table:number-columns-repeated="3" table:style-name="ce25" table:content-validation-name="val1"/>
          <table:covered-table-cell table:style-name="ce49" table:content-validation-name="val1"/>
          <table:covered-table-cell table:style-name="ce24" table:content-validation-name="val1"/>
          <table:covered-table-cell table:style-name="ce25" table:content-validation-name="val1"/>
          <table:table-cell table:style-name="ce38" table:content-validation-name="val1" office:value-type="string" calcext:value-type="string">
            <text:p><text:span text:style-name="T1">Medium</text:span> </text:p>
          </table:table-cell>
          <table:table-cell table:style-name="ce25"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1">
          <table:table-cell table:content-validation-name="val1" table:number-columns-repeated="8"/>
          <table:table-cell table:style-name="ce39" table:content-validation-name="val1"/>
          <table:table-cell table:content-validation-name="val1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1">
          <table:table-cell table:content-validation-name="val1" table:number-columns-repeated="10"/>
          <table:table-cell table:style-name="Default" table:content-validation-name="val1" table:number-columns-repeated="3"/>
          <table:table-cell table:content-validation-name="val1" table:number-columns-repeated="1011"/>
        </table:table-row>
        <table:table-row table:style-name="ro1">
          <table:table-cell table:content-validation-name="val1"/>
          <table:table-cell table:style-name="ce3" table:content-validation-name="val1" office:value-type="string" calcext:value-type="string" table:number-columns-spanned="1" table:number-rows-spanned="10">
            <text:p>Likelihood </text:p>
          </table:table-cell>
          <table:table-cell table:style-name="ce6" office:value-type="string" calcext:value-type="string">
            <text:p><text:s text:c="39"/></text:p>
          </table:table-cell>
          <table:table-cell table:style-name="Default"/>
          <table:table-cell table:style-name="Default" table:content-validation-name="val1" table:number-columns-repeated="5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21" table:content-validation-name="val1"/>
          <table:table-cell table:style-name="Default" table:number-columns-repeated="2"/>
          <table:table-cell table:style-name="ce14" table:content-validation-name="val1" office:value-type="string" calcext:value-type="string" table:number-columns-spanned="1" table:number-rows-spanned="2">
            <text:p>8.Project Bugs</text:p>
          </table:table-cell>
          <table:table-cell table:style-name="ce14" table:content-validation-name="val1" office:value-type="string" calcext:value-type="string" table:number-columns-spanned="1" table:number-rows-spanned="2">
            <text:p>6. Stress/Burnout</text:p>
          </table:table-cell>
          <table:table-cell table:style-name="Default" table:content-validation-name="val1" table:number-columns-repeated="2"/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15" table:content-validation-name="val1"/>
          <table:table-cell table:style-name="Default" table:number-columns-repeated="2"/>
          <table:covered-table-cell table:style-name="ce37" table:content-validation-name="val1"/>
          <table:covered-table-cell table:style-name="ce50" table:content-validation-name="val1"/>
          <table:table-cell table:style-name="ce60" table:content-validation-name="val1" office:value-type="string" calcext:value-type="string">
            <text:p>7. Time Mismanagement</text:p>
          </table:table-cell>
          <table:table-cell table:style-name="ce66" table:content-validation-name="val1" office:value-type="string" calcext:value-type="string">
            <text:p>4. Software repo/tools corrupting/ broken</text:p>
          </table:table-cell>
          <table:table-cell table:style-name="Default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21" table:content-validation-name="val1"/>
          <table:table-cell table:style-name="Default" table:number-columns-repeated="2"/>
          <table:table-cell table:style-name="ce40" table:content-validation-name="val1" office:value-type="string" calcext:value-type="string">
            <text:p>Minor </text:p>
          </table:table-cell>
          <table:table-cell table:style-name="ce51" table:content-validation-name="val1" office:value-type="string" calcext:value-type="string">
            <text:p>Moderate</text:p>
          </table:table-cell>
          <table:table-cell table:style-name="ce61" table:content-validation-name="val1" office:value-type="string" calcext:value-type="string">
            <text:p>Major</text:p>
          </table:table-cell>
          <table:table-cell table:style-name="ce67" table:content-validation-name="val1" office:value-type="string" calcext:value-type="string">
            <text:p>Major</text:p>
          </table:table-cell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Expected to occur regularly under normal circumstances </text:p>
          </table:table-cell>
          <table:table-cell table:style-name="ce26" table:content-validation-name="val1" office:value-type="string" calcext:value-type="string" table:number-columns-spanned="1" table:number-rows-spanned="2">
            <text:p>Almost Certain </text:p>
          </table:table-cell>
          <table:table-cell table:style-name="ce41" table:content-validation-name="val1" office:value-type="string" calcext:value-type="string" table:number-columns-spanned="1" table:number-rows-spanned="2">
            <text:p>High</text:p>
          </table:table-cell>
          <table:table-cell table:style-name="ce52" table:content-validation-name="val1" office:value-type="string" calcext:value-type="string" table:number-columns-spanned="1" table:number-rows-spanned="2">
            <text:p>Low</text:p>
          </table:table-cell>
          <table:table-cell table:style-name="ce62" table:content-validation-name="val1" office:value-type="string" calcext:value-type="string" table:number-columns-spanned="1" table:number-rows-spanned="2">
            <text:p>Low</text:p>
          </table:table-cell>
          <table:table-cell table:style-name="ce68" table:content-validation-name="val1" office:value-type="string" calcext:value-type="string" table:number-columns-spanned="1" table:number-rows-spanned="2">
            <text:p>Low</text:p>
          </table:table-cell>
          <table:table-cell table:style-name="Default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42" table:content-validation-name="val1"/>
          <table:covered-table-cell table:style-name="ce53" table:content-validation-name="val1"/>
          <table:covered-table-cell table:style-name="ce63" table:content-validation-name="val1"/>
          <table:covered-table-cell table:style-name="ce69" table:content-validation-name="val1"/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Expected to occur at some time <text:s/></text:p>
          </table:table-cell>
          <table:table-cell table:style-name="ce26" table:content-validation-name="val1" office:value-type="string" calcext:value-type="string" table:number-columns-spanned="1" table:number-rows-spanned="2">
            <text:p>Likely</text:p>
          </table:table-cell>
          <table:table-cell table:style-name="ce41" table:content-validation-name="val1" office:value-type="string" calcext:value-type="string" table:number-columns-spanned="1" table:number-rows-spanned="2">
            <text:p>High</text:p>
          </table:table-cell>
          <table:table-cell table:style-name="ce54" table:content-validation-name="val1" office:value-type="string" calcext:value-type="string" table:number-columns-spanned="1" table:number-rows-spanned="2">
            <text:p>Medium</text:p>
          </table:table-cell>
          <table:table-cell table:style-name="ce62" table:content-validation-name="val1" office:value-type="string" calcext:value-type="string" table:number-columns-spanned="1" table:number-rows-spanned="2">
            <text:p>Medium</text:p>
          </table:table-cell>
          <table:table-cell table:style-name="ce68" table:content-validation-name="val1" office:value-type="string" calcext:value-type="string" table:number-columns-spanned="1" table:number-rows-spanned="2">
            <text:p>Low</text:p>
          </table:table-cell>
          <table:table-cell table:style-name="Default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42" table:content-validation-name="val1"/>
          <table:covered-table-cell table:style-name="ce53" table:content-validation-name="val1"/>
          <table:covered-table-cell table:style-name="ce63" table:content-validation-name="val1"/>
          <table:covered-table-cell table:style-name="ce70" table:content-validation-name="val1"/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style-name="ce15" table:content-validation-name="val1"/>
          <table:table-cell table:style-name="ce27" table:content-validation-name="val1" office:value-type="string" calcext:value-type="string" table:number-columns-spanned="1" table:number-rows-spanned="2">
            <text:p>May occur at some time </text:p>
          </table:table-cell>
          <table:table-cell table:style-name="ce26" table:content-validation-name="val1" office:value-type="string" calcext:value-type="string" table:number-columns-spanned="1" table:number-rows-spanned="2">
            <text:p>Possible </text:p>
          </table:table-cell>
          <table:table-cell table:style-name="ce41" table:content-validation-name="val1" office:value-type="string" calcext:value-type="string" table:number-columns-spanned="1" table:number-rows-spanned="2">
            <text:p>High</text:p>
          </table:table-cell>
          <table:table-cell table:style-name="ce54" table:content-validation-name="val1" office:value-type="string" calcext:value-type="string" table:number-columns-spanned="1" table:number-rows-spanned="2">
            <text:p>Medium</text:p>
          </table:table-cell>
          <table:table-cell table:style-name="ce62" table:content-validation-name="val1" office:value-type="string" calcext:value-type="string" table:number-columns-spanned="1" table:number-rows-spanned="2">
            <text:p>Medium</text:p>
          </table:table-cell>
          <table:table-cell table:style-name="ce71" table:content-validation-name="val1" office:value-type="string" calcext:value-type="string" table:number-columns-spanned="1" table:number-rows-spanned="2">
            <text:p>Medium </text:p>
          </table:table-cell>
          <table:table-cell table:style-name="Default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covered-table-cell table:number-columns-repeated="2" table:style-name="ce21" table:content-validation-name="val1"/>
          <table:covered-table-cell table:style-name="ce28" table:content-validation-name="val1"/>
          <table:covered-table-cell table:style-name="ce43" table:content-validation-name="val1"/>
          <table:covered-table-cell table:style-name="ce55" table:content-validation-name="val1"/>
          <table:covered-table-cell table:style-name="ce63" table:content-validation-name="val1"/>
          <table:covered-table-cell table:style-name="ce72" table:content-validation-name="val1"/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table-cell table:style-name="ce17" table:content-validation-name="val1"/>
          <table:table-cell table:style-name="ce27" table:content-validation-name="val1" office:value-type="string" calcext:value-type="string" table:number-columns-spanned="1" table:number-rows-spanned="2">
            <text:p>Not likely to occur in normal circumstances </text:p>
          </table:table-cell>
          <table:table-cell table:style-name="ce26" table:content-validation-name="val1" office:value-type="string" calcext:value-type="string" table:number-columns-spanned="1" table:number-rows-spanned="2">
            <text:p>Unlikely</text:p>
          </table:table-cell>
          <table:table-cell table:style-name="ce44" table:content-validation-name="val1" office:value-type="string" calcext:value-type="string" table:number-columns-spanned="1" table:number-rows-spanned="2">
            <text:p>Low</text:p>
          </table:table-cell>
          <table:table-cell table:style-name="ce56" table:content-validation-name="val1" office:value-type="string" calcext:value-type="string" table:number-columns-spanned="1" table:number-rows-spanned="2">
            <text:p>Low</text:p>
          </table:table-cell>
          <table:table-cell table:style-name="ce62" table:content-validation-name="val1" office:value-type="string" calcext:value-type="string" table:number-columns-spanned="1" table:number-rows-spanned="2">
            <text:p>High</text:p>
          </table:table-cell>
          <table:table-cell table:style-name="ce73" table:content-validation-name="val1" office:value-type="string" calcext:value-type="string" table:number-columns-spanned="1" table:number-rows-spanned="2">
            <text:p>High</text:p>
          </table:table-cell>
          <table:table-cell table:style-name="Default"/>
          <table:table-cell table:style-name="ce17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table-cell table:style-name="ce16" table:content-validation-name="val1"/>
          <table:covered-table-cell table:style-name="ce21" table:content-validation-name="val1"/>
          <table:covered-table-cell table:style-name="ce28" table:content-validation-name="val1"/>
          <table:covered-table-cell table:style-name="ce45" table:content-validation-name="val1"/>
          <table:covered-table-cell table:style-name="ce57" table:content-validation-name="val1"/>
          <table:covered-table-cell table:style-name="ce63" table:content-validation-name="val1"/>
          <table:covered-table-cell table:style-name="ce72" table:content-validation-name="val1"/>
          <table:table-cell table:style-name="Default"/>
          <table:table-cell table:style-name="ce16" table:content-validation-name="val1"/>
          <table:table-cell table:content-validation-name="val1" table:number-columns-repeated="1014"/>
        </table:table-row>
        <table:table-row table:style-name="ro1">
          <table:table-cell table:content-validation-name="val1"/>
          <table:table-cell table:style-name="ce17" table:content-validation-name="val1"/>
          <table:table-cell table:style-name="ce27" table:content-validation-name="val1" office:value-type="string" calcext:value-type="string" table:number-columns-spanned="1" table:number-rows-spanned="2">
            <text:p>Could happen, but probably never will </text:p>
          </table:table-cell>
          <table:table-cell table:style-name="ce26" table:content-validation-name="val1" office:value-type="string" calcext:value-type="string" table:number-columns-spanned="1" table:number-rows-spanned="2">
            <text:p>Rare</text:p>
          </table:table-cell>
          <table:table-cell table:style-name="ce44" table:content-validation-name="val1" office:value-type="string" calcext:value-type="string" table:number-columns-spanned="1" table:number-rows-spanned="2">
            <text:p>Low</text:p>
          </table:table-cell>
          <table:table-cell table:style-name="ce56" table:content-validation-name="val1" office:value-type="string" calcext:value-type="string" table:number-columns-spanned="1" table:number-rows-spanned="2">
            <text:p>Low</text:p>
          </table:table-cell>
          <table:table-cell table:style-name="ce62" table:content-validation-name="val1" office:value-type="string" calcext:value-type="string" table:number-columns-spanned="1" table:number-rows-spanned="2">
            <text:p>Medium</text:p>
          </table:table-cell>
          <table:table-cell table:style-name="ce73" table:content-validation-name="val1" office:value-type="string" calcext:value-type="string" table:number-columns-spanned="1" table:number-rows-spanned="2">
            <text:p>High</text:p>
          </table:table-cell>
          <table:table-cell table:style-name="Default"/>
          <table:table-cell table:content-validation-name="val1" table:number-columns-repeated="1015"/>
        </table:table-row>
        <table:table-row table:style-name="ro1">
          <table:table-cell table:content-validation-name="val1"/>
          <table:table-cell table:style-name="Default" table:content-validation-name="val1"/>
          <table:covered-table-cell table:number-columns-repeated="3" table:style-name="ce25" table:content-validation-name="val1"/>
          <table:covered-table-cell table:style-name="ce58" table:content-validation-name="val1"/>
          <table:covered-table-cell table:style-name="ce25" table:content-validation-name="val1"/>
          <table:covered-table-cell table:style-name="ce74" table:content-validation-name="val1"/>
          <table:table-cell table:style-name="Default"/>
          <table:table-cell table:style-name="ce25" table:content-validation-name="val1"/>
          <table:table-cell table:content-validation-name="val1" table:number-columns-repeated="1014"/>
        </table:table-row>
        <table:table-row table:style-name="ro1" table:number-rows-repeated="1048542">
          <table:table-cell table:content-validation-name="val1" table:number-columns-repeated="1024"/>
        </table:table-row>
        <table:table-row table:style-name="ro1">
          <table:table-cell table:content-validation-name="val1" table:number-columns-repeated="1024"/>
        </table:table-row>
        <table:named-expressions>
          <table:named-expression table:name="Type" table:base-cell-address="$'IT Risk Assessment Matrix'.$A$1" table:expression="'it risk assessment matrix'!#REF!"/>
          <table:named-range table:name="_xlnm.Print_Area" table:base-cell-address="$'IT Risk Assessment Matrix'.$A$1" table:cell-range-address="$'IT Risk Assessment Matrix'.$B$1:.$K$15" table:range-usable-as="print-range"/>
        </table:named-expressions>
        <calcext:conditional-formats>
          <calcext:conditional-format calcext:target-range-address="'IT Risk Assessment Matrix'.F6:'IT Risk Assessment Matrix'.F16 'IT Risk Assessment Matrix'.E22:'IT Risk Assessment Matrix'.E32">
            <calcext:condition calcext:apply-style-name="ConditionalStyle_18" calcext:value="formula-is(NOT(ISERROR(SEARCH(&quot;INTOLERABLE&quot;;[.E6]))))" calcext:base-cell-address="'IT Risk Assessment Matrix'.E6"/>
            <calcext:condition calcext:apply-style-name="ConditionalStyle_17" calcext:value="formula-is(NOT(ISERROR(SEARCH(&quot;UNDESIRABLE&quot;;[.E6]))))" calcext:base-cell-address="'IT Risk Assessment Matrix'.E6"/>
            <calcext:condition calcext:apply-style-name="ConditionalStyle_16" calcext:value="formula-is(NOT(ISERROR(SEARCH(&quot;TOLERABLE&quot;;[.E6]))))" calcext:base-cell-address="'IT Risk Assessment Matrix'.E6"/>
            <calcext:condition calcext:apply-style-name="ConditionalStyle_15" calcext:value="formula-is(NOT(ISERROR(SEARCH(&quot;ACCEPTABLE&quot;;[.E6]))))" calcext:base-cell-address="'IT Risk Assessment Matrix'.E6"/>
          </calcext:conditional-format>
          <calcext:conditional-format calcext:target-range-address="'IT Risk Assessment Matrix'.G6:'IT Risk Assessment Matrix'.G16 'IT Risk Assessment Matrix'.E22:'IT Risk Assessment Matrix'.E32">
            <calcext:condition calcext:apply-style-name="ConditionalStyle_14" calcext:value="formula-is(NOT(ISERROR(SEARCH(&quot;IMPROBABLE&quot;;[.F6]))))" calcext:base-cell-address="'IT Risk Assessment Matrix'.F6"/>
            <calcext:condition calcext:apply-style-name="ConditionalStyle_13" calcext:value="formula-is(NOT(ISERROR(SEARCH(&quot;POSSIBLE&quot;;[.F6]))))" calcext:base-cell-address="'IT Risk Assessment Matrix'.F6"/>
            <calcext:condition calcext:apply-style-name="ConditionalStyle_12" calcext:value="formula-is(NOT(ISERROR(SEARCH(&quot;PROBABLE&quot;;[.F6]))))" calcext:base-cell-address="'IT Risk Assessment Matrix'.F6"/>
          </calcext:conditional-format>
          <calcext:conditional-format calcext:target-range-address="'IT Risk Assessment Matrix'.H6:'IT Risk Assessment Matrix'.H16 'IT Risk Assessment Matrix'.F22:'IT Risk Assessment Matrix'.F32">
            <calcext:condition calcext:apply-style-name="ConditionalStyle_7" calcext:value="formula-is(NOT(ISERROR(SEARCH(&quot;LOW&quot;;[.G6]))))" calcext:base-cell-address="'IT Risk Assessment Matrix'.G6"/>
            <calcext:condition calcext:apply-style-name="ConditionalStyle_6" calcext:value="formula-is(NOT(ISERROR(SEARCH(&quot;MEDIUM&quot;;[.G6]))))" calcext:base-cell-address="'IT Risk Assessment Matrix'.G6"/>
            <calcext:condition calcext:apply-style-name="ConditionalStyle_5" calcext:value="formula-is(NOT(ISERROR(SEARCH(&quot;HIGH&quot;;[.G6]))))" calcext:base-cell-address="'IT Risk Assessment Matrix'.G6"/>
            <calcext:condition calcext:apply-style-name="ConditionalStyle_4" calcext:value="formula-is(NOT(ISERROR(SEARCH(&quot;EXTREME&quot;;[.G6]))))" calcext:base-cell-address="'IT Risk Assessment Matrix'.G6"/>
          </calcext:conditional-format>
          <calcext:conditional-format calcext:target-range-address="'IT Risk Assessment Matrix'.I6:'IT Risk Assessment Matrix'.I16 'IT Risk Assessment Matrix'.G22:'IT Risk Assessment Matrix'.G32">
            <calcext:condition calcext:apply-style-name="ConditionalStyle_11" calcext:value="formula-is(NOT(ISERROR(SEARCH(&quot;LOW&quot;;[.H6]))))" calcext:base-cell-address="'IT Risk Assessment Matrix'.H6"/>
            <calcext:condition calcext:apply-style-name="ConditionalStyle_10" calcext:value="formula-is(NOT(ISERROR(SEARCH(&quot;MEDIUM&quot;;[.H6]))))" calcext:base-cell-address="'IT Risk Assessment Matrix'.H6"/>
            <calcext:condition calcext:apply-style-name="ConditionalStyle_9" calcext:value="formula-is(NOT(ISERROR(SEARCH(&quot;HIGH&quot;;[.H6]))))" calcext:base-cell-address="'IT Risk Assessment Matrix'.H6"/>
            <calcext:condition calcext:apply-style-name="ConditionalStyle_8" calcext:value="formula-is(NOT(ISERROR(SEARCH(&quot;EXTREME&quot;;[.H6]))))" calcext:base-cell-address="'IT Risk Assessment Matrix'.H6"/>
          </calcext:conditional-format>
          <calcext:conditional-format calcext:target-range-address="'IT Risk Assessment Matrix'.D8:'IT Risk Assessment Matrix'.D16 'IT Risk Assessment Matrix'.D24:'IT Risk Assessment Matrix'.D32">
            <calcext:condition calcext:apply-style-name="ConditionalStyle_3" calcext:value="formula-is(NOT(ISERROR(SEARCH(&quot;TRUSTED INSIDER&quot;;[.D8]))))" calcext:base-cell-address="'IT Risk Assessment Matrix'.D8"/>
            <calcext:condition calcext:apply-style-name="ConditionalStyle_2" calcext:value="formula-is(NOT(ISERROR(SEARCH(&quot;INSIDER&quot;;[.D8]))))" calcext:base-cell-address="'IT Risk Assessment Matrix'.D8"/>
            <calcext:condition calcext:apply-style-name="ConditionalStyle_1" calcext:value="formula-is(NOT(ISERROR(SEARCH(&quot;EXTERNAL&quot;;[.D8]))))" calcext:base-cell-address="'IT Risk Assessment Matrix'.D8"/>
          </calcext:conditional-format>
        </calcext:conditional-formats>
      </table:table>
      <table:named-expressions>
        <table:named-expression table:name="Type" table:base-cell-address="$'IT Risk Assessment Matrix'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f59e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f9ddd4"/>
      <style:text-properties style:use-window-font-color="true"/>
    </style:style>
    <style:style style:name="ConditionalStyle_5f_17" style:display-name="ConditionalStyle_17" style:family="table-cell" style:parent-style-name="Default">
      <style:table-cell-properties fo:background-color="#ffeaca"/>
      <style:text-properties style:use-window-font-color="true"/>
    </style:style>
    <style:style style:name="ConditionalStyle_5f_16" style:display-name="ConditionalStyle_16" style:family="table-cell" style:parent-style-name="Default">
      <style:table-cell-properties fo:background-color="#fff3cd"/>
      <style:text-properties style:use-window-font-color="true"/>
    </style:style>
    <style:style style:name="ConditionalStyle_5f_15" style:display-name="ConditionalStyle_15" style:family="table-cell" style:parent-style-name="Default">
      <style:table-cell-properties fo:background-color="#f0f5d0"/>
      <style:text-properties style:use-window-font-color="true" style:text-line-through-style="none" style:text-line-through-type="none"/>
    </style:style>
    <style:style style:name="ConditionalStyle_5f_14" style:display-name="ConditionalStyle_14" style:family="table-cell" style:parent-style-name="Default">
      <style:table-cell-properties fo:background-color="#e2eba0"/>
      <style:text-properties style:use-window-font-color="true"/>
    </style:style>
    <style:style style:name="ConditionalStyle_5f_13" style:display-name="ConditionalStyle_13" style:family="table-cell" style:parent-style-name="Default">
      <style:table-cell-properties fo:background-color="#ffe79b"/>
      <style:text-properties style:use-window-font-color="true"/>
    </style:style>
    <style:style style:name="ConditionalStyle_5f_12" style:display-name="ConditionalStyle_12" style:family="table-cell" style:parent-style-name="Default">
      <style:table-cell-properties fo:background-color="#f2baa9"/>
      <style:text-properties style:use-window-font-color="true"/>
    </style:style>
    <style:style style:name="ConditionalStyle_5f_11" style:display-name="ConditionalStyle_11" style:family="table-cell" style:parent-style-name="Default">
      <style:table-cell-properties fo:background-color="#d3e171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fedb6a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ffbf61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ec987d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d3e171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edb6a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bf61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ec987d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00206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0070c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00b0f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3:50:36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_20_Risk_20_Assessment_20_Matrix" style:display-name="PageStyle_IT Risk Assessment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Disclaimer-" style:display-name="PageStyle_-Disclaimer-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2T14:25:26.935000000</dc:date>
    <meta:generator>LibreOffice/7.0.4.2$Windows_X86_64 LibreOffice_project/dcf040e67528d9187c66b2379df5ea4407429775</meta:generator>
    <meta:editing-duration>PT3H3M32S</meta:editing-duration>
    <meta:editing-cycles>23</meta:editing-cycles>
    <meta:document-statistic meta:table-count="1" meta:cell-count="89" meta:object-count="0"/>
  </office:meta>
</office:document-meta>
</file>